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79129" officeooo:paragraph-rsid="0007912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9902f" officeooo:paragraph-rsid="0009902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officeooo:paragraph-rsid="000645a6"/>
    </style:style>
    <style:style style:name="P9" style:family="paragraph" style:parent-style-name="Standard">
      <style:paragraph-properties fo:text-align="start" style:justify-single-word="false"/>
      <style:text-properties officeooo:paragraph-rsid="000645a6"/>
    </style:style>
    <style:style style:name="T1" style:family="text">
      <style:text-properties officeooo:rsid="00079129"/>
    </style:style>
    <style:style style:name="T2" style:family="text">
      <style:text-properties style:font-name="Open Sans" fo:font-size="10pt" officeooo:rsid="000645a6" style:font-size-asian="10pt" style:font-size-complex="10pt"/>
    </style:style>
    <style:style style:name="T3" style:family="text">
      <style:text-properties style:font-name="Open Sans" fo:font-size="10pt" officeooo:rsid="00079129" style:font-size-asian="10pt" style:font-size-complex="10pt"/>
    </style:style>
    <style:style style:name="T4" style:family="text">
      <style:text-properties style:font-name="Open Sans" fo:font-size="10pt" style:text-underline-style="none" officeooo:rsid="000645a6" style:font-size-asian="10pt" style:font-size-complex="10pt"/>
    </style:style>
    <style:style style:name="T5" style:family="text">
      <style:text-properties style:font-name="Open Sans" fo:font-size="10pt" style:text-underline-style="none" officeooo:rsid="0009902f" style:font-size-asian="10pt" style:font-size-complex="10pt"/>
    </style:style>
    <style:style style:name="T6" style:family="text">
      <style:text-properties style:font-name="Open Sans" fo:font-size="10pt" style:text-underline-style="none" officeooo:rsid="000ecf0b" style:font-size-asian="10pt" style:font-size-complex="10pt"/>
    </style:style>
    <style:style style:name="T7" style:family="text">
      <style:text-properties officeooo:rsid="0008aa6f"/>
    </style:style>
    <style:style style:name="T8" style:family="text">
      <style:text-properties officeooo:rsid="0009902f"/>
    </style:style>
    <style:style style:name="T9" style:family="text">
      <style:text-properties officeooo:rsid="000b700a"/>
    </style:style>
    <style:style style:name="T10" style:family="text">
      <style:text-properties officeooo:rsid="000d0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1">S’authentifier</text:span></text:p>
      <text:p text:style-name="P1"/>
      <text:p text:style-name="P1">Acteur(s) : <text:span text:style-name="T1">Utilisateur</text:span></text:p>
      <text:p text:style-name="P1"/>
      <text:p text:style-name="P1">Description : <text:span text:style-name="T1">Un utilisateur doit pouvoir s’identifier afin d’avoir accès à ces droits, ses préférences, son historique de commandes ou encore ses données personnelles.</text:span></text:p>
      <text:p text:style-name="P1"/>
      <text:p text:style-name="P1">Auteur :</text:p>
      <text:p text:style-name="P1"/>
      <text:p text:style-name="P1">Date : <text:span text:style-name="T9">28/05/2020</text:span></text:p>
      <text:p text:style-name="P1"/>
      <text:p text:style-name="P8"><text:span text:style-name="T2">Pré-conditions : L’utilisateur d</text:span><text:span text:style-name="T3">oit être inscrit</text:span></text:p>
      <text:p text:style-name="P1"/>
      <text:p text:style-name="P1">Démarrage : L’utilisateur a demandé <text:span text:style-name="T1">la page d’authentification</text:span></text:p>
      <text:p text:style-name="P1"/>
      <text:p text:style-name="P2">Scénario nominal :</text:p>
      <text:p text:style-name="P5">1. Le système affiche un formulaire d’authentification</text:p>
      <text:p text:style-name="P5"/>
      <text:p text:style-name="P5">2. L’utilisateur rempli les champs du formulaire <text:span text:style-name="T7">et valide</text:span></text:p>
      <text:p text:style-name="P5"/>
      <text:p text:style-name="P5">3. Le système vérifie que les données d’authentification sont valides <text:span text:style-name="T7">et correspondent à un utilisateur inscrit</text:span></text:p>
      <text:p text:style-name="P5"/>
      <text:p text:style-name="P7">4. Le système affiche un message de confirmation afin d’informer l’utilisateur qu’il est connecté</text:p>
      <text:p text:style-name="P2"/>
      <text:p text:style-name="P2">Scénario <text:span text:style-name="T7">alternatif :</text:span></text:p>
      <text:p text:style-name="P2"/>
      <text:p text:style-name="P7"><text:tab/>2a. L’utilisateur quitte la page d’authentification</text:p>
      <text:p text:style-name="P2"/>
      <text:p text:style-name="P3">Scénario d’erreur :</text:p>
      <text:p text:style-name="P3"/>
      <text:p text:style-name="P6"><text:tab/>3a. Les données d’authentification sont incorrectes. Le système affiche un message d’erreur et invite l’utilisateur à les ressaisir. Retour à l’étape 2.</text:p>
      <text:p text:style-name="P6"/>
      <text:p text:style-name="P4">Fin :</text:p>
      <text:p text:style-name="P4"/>
      <text:p text:style-name="P8"><text:span text:style-name="T4">Scénario nominal : </text:span><text:span text:style-name="T5">L’utilisateur e</text:span><text:span text:style-name="T6">st authentifié</text:span><text:span text:style-name="T5">. Fin du scénario.</text:span></text:p>
      <text:p text:style-name="P4"/>
      <text:p text:style-name="P4">Scénario d’exception : <text:span text:style-name="T8">L’utilisateur quitte la page d’authentification sans se connecter. Fin du scénario.</text:span></text:p>
      <text:p text:style-name="P4"/>
      <text:p text:style-name="P4">Post-conditions : <text:span text:style-name="T10">L’utilisateur est authentifié avec succès</text:span></text:p>
      <text:p text:style-name="P4"/>
      <text:p text:style-name="P2">Compléments :</text:p>
      <text:p text:style-name="P4"/>
      <text:p text:style-name="P4">Ergonomie, problèmes résolus, question au client, ..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24:20.536000000</meta:creation-date>
    <meta:editing-duration>PT22S</meta:editing-duration>
    <meta:editing-cycles>3</meta:editing-cycles>
    <meta:generator>LibreOffice/6.3.1.2$Windows_X86_64 LibreOffice_project/b79626edf0065ac373bd1df5c28bd630b4424273</meta:generator>
    <dc:date>2020-05-31T15:09:03.584000000</dc:date>
    <meta:document-statistic meta:table-count="0" meta:image-count="0" meta:object-count="0" meta:page-count="1" meta:paragraph-count="23" meta:word-count="175" meta:character-count="1238" meta:non-whitespace-character-count="1083"/>
  </office:meta>
</office:document-meta>
</file>